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officeooo:paragraph-rsid="00469e73"/>
    </style:style>
    <style:style style:name="P120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21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151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158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59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60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61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6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6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6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6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6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6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6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6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7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71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72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73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174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75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77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78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79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80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81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82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83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84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85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86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87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188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89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90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191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192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194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d340" officeooo:paragraph-rsid="0075d340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615" officeooo:paragraph-rsid="0075d340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2b3e77" style:font-size-asian="10.5pt" style:font-size-complex="12pt"/>
    </style:style>
    <style:style style:name="T29" style:family="text">
      <style:text-properties fo:font-size="12pt" officeooo:rsid="00486edb" style:font-size-asian="10.5pt" style:font-size-complex="12pt"/>
    </style:style>
    <style:style style:name="T30" style:family="text">
      <style:text-properties fo:font-size="12pt" officeooo:rsid="00335337" style:font-size-asian="10.5pt" style:font-size-complex="12pt"/>
    </style:style>
    <style:style style:name="T31" style:family="text">
      <style:text-properties fo:font-size="12pt" officeooo:rsid="002b0c67" style:font-size-asian="10.5pt" style:font-size-complex="12pt"/>
    </style:style>
    <style:style style:name="T32" style:family="text">
      <style:text-properties fo:font-size="12pt" officeooo:rsid="004a7bfc" style:font-size-asian="10.5pt" style:font-size-complex="12pt"/>
    </style:style>
    <style:style style:name="T33" style:family="text">
      <style:text-properties fo:font-size="12pt" officeooo:rsid="00527044" style:font-size-asian="10.5pt" style:font-size-complex="12pt"/>
    </style:style>
    <style:style style:name="T34" style:family="text">
      <style:text-properties fo:font-size="12pt" officeooo:rsid="00546cea" style:font-size-asian="10.5pt" style:font-size-complex="12pt"/>
    </style:style>
    <style:style style:name="T35" style:family="text">
      <style:text-properties fo:font-size="12pt" officeooo:rsid="0055bf67" style:font-size-asian="10.5pt" style:font-size-complex="12pt"/>
    </style:style>
    <style:style style:name="T36" style:family="text">
      <style:text-properties fo:font-size="12pt" officeooo:rsid="00591212" style:font-size-asian="10.5pt" style:font-size-complex="12pt"/>
    </style:style>
    <style:style style:name="T37" style:family="text">
      <style:text-properties fo:font-size="12pt" officeooo:rsid="00597b44" style:font-size-asian="10.5pt" style:font-size-complex="12pt"/>
    </style:style>
    <style:style style:name="T38" style:family="text">
      <style:text-properties fo:font-size="12pt" officeooo:rsid="0059c8de" style:font-size-asian="10.5pt" style:font-size-complex="12pt"/>
    </style:style>
    <style:style style:name="T39" style:family="text">
      <style:text-properties fo:font-size="12pt" officeooo:rsid="005b1080" style:font-size-asian="10.5pt" style:font-size-complex="12pt"/>
    </style:style>
    <style:style style:name="T40" style:family="text">
      <style:text-properties fo:font-size="12pt" officeooo:rsid="005c2d08" style:font-size-asian="10.5pt" style:font-size-complex="12pt"/>
    </style:style>
    <style:style style:name="T41" style:family="text">
      <style:text-properties fo:font-size="12pt" officeooo:rsid="005cf306" style:font-size-asian="10.5pt" style:font-size-complex="12pt"/>
    </style:style>
    <style:style style:name="T42" style:family="text">
      <style:text-properties fo:font-size="12pt" officeooo:rsid="00619e73" style:font-size-asian="10.5pt" style:font-size-complex="12pt"/>
    </style:style>
    <style:style style:name="T43" style:family="text">
      <style:text-properties fo:font-size="12pt" officeooo:rsid="00637d9f" style:font-size-asian="10.5pt" style:font-size-complex="12pt"/>
    </style:style>
    <style:style style:name="T44" style:family="text">
      <style:text-properties fo:font-size="12pt" officeooo:rsid="0066a172" style:font-size-asian="10.5pt" style:font-size-complex="12pt"/>
    </style:style>
    <style:style style:name="T45" style:family="text">
      <style:text-properties fo:font-size="12pt" officeooo:rsid="00683a17" style:font-size-asian="10.5pt" style:font-size-complex="12pt"/>
    </style:style>
    <style:style style:name="T46" style:family="text">
      <style:text-properties fo:font-size="12pt" officeooo:rsid="006a0d89" style:font-size-asian="10.5pt" style:font-size-complex="12pt"/>
    </style:style>
    <style:style style:name="T47" style:family="text">
      <style:text-properties fo:font-size="12pt" officeooo:rsid="006a4e42" style:font-size-asian="10.5pt" style:font-size-complex="12pt"/>
    </style:style>
    <style:style style:name="T48" style:family="text">
      <style:text-properties fo:font-size="12pt" officeooo:rsid="006dcc14" style:font-size-asian="10.5pt" style:font-size-complex="12pt"/>
    </style:style>
    <style:style style:name="T49" style:family="text">
      <style:text-properties fo:font-size="12pt" officeooo:rsid="006ed683" style:font-size-asian="10.5pt" style:font-size-complex="12pt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469e73"/>
    </style:style>
    <style:style style:name="T52" style:family="text">
      <style:text-properties officeooo:rsid="0046e4b3"/>
    </style:style>
    <style:style style:name="T53" style:family="text">
      <style:text-properties officeooo:rsid="00486edb"/>
    </style:style>
    <style:style style:name="T54" style:family="text">
      <style:text-properties officeooo:rsid="004a7bfc"/>
    </style:style>
    <style:style style:name="T55" style:family="text">
      <style:text-properties officeooo:rsid="004b7e53"/>
    </style:style>
    <style:style style:name="T56" style:family="text">
      <style:text-properties officeooo:rsid="005039e1"/>
    </style:style>
    <style:style style:name="T57" style:family="text">
      <style:text-properties officeooo:rsid="00527044"/>
    </style:style>
    <style:style style:name="T58" style:family="text">
      <style:text-properties officeooo:rsid="0054517a"/>
    </style:style>
    <style:style style:name="T59" style:family="text">
      <style:text-properties officeooo:rsid="00546cea"/>
    </style:style>
    <style:style style:name="T60" style:family="text">
      <style:text-properties officeooo:rsid="0055bf67"/>
    </style:style>
    <style:style style:name="T61" style:family="text">
      <style:text-properties officeooo:rsid="004c20d1"/>
    </style:style>
    <style:style style:name="T62" style:family="text">
      <style:text-properties officeooo:rsid="00591212"/>
    </style:style>
    <style:style style:name="T63" style:family="text">
      <style:text-properties officeooo:rsid="005b1080"/>
    </style:style>
    <style:style style:name="T64" style:family="text">
      <style:text-properties officeooo:rsid="005c2d08"/>
    </style:style>
    <style:style style:name="T65" style:family="text">
      <style:text-properties officeooo:rsid="005f2823"/>
    </style:style>
    <style:style style:name="T66" style:family="text">
      <style:text-properties officeooo:rsid="0059c8de"/>
    </style:style>
    <style:style style:name="T67" style:family="text">
      <style:text-properties officeooo:rsid="00638079"/>
    </style:style>
    <style:style style:name="T68" style:family="text">
      <style:text-properties officeooo:rsid="0066a172"/>
    </style:style>
    <style:style style:name="T69" style:family="text">
      <style:text-properties officeooo:rsid="006ed683"/>
    </style:style>
    <style:style style:name="T70" style:family="text">
      <style:text-properties officeooo:rsid="006dcc14"/>
    </style:style>
    <style:style style:name="T71" style:family="text">
      <style:text-properties officeooo:rsid="00709615"/>
    </style:style>
    <style:style style:name="T72" style:family="text">
      <style:text-properties officeooo:rsid="0071b84a"/>
    </style:style>
    <style:style style:name="T73" style:family="text">
      <style:text-properties officeooo:rsid="0072794f"/>
    </style:style>
    <style:style style:name="T74" style:family="text">
      <style:text-properties officeooo:rsid="0075d3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26"/>
      <text:p text:style-name="P26">Presentació assignatura</text:p>
      <text:p text:style-name="P36">Comentem web assignatura</text:p>
      <text:p text:style-name="P49">Comentem unitats </text:p>
      <text:list xml:id="list8082326732263887262" text:style-name="L1">
        <text:list-item>
          <text:p text:style-name="P158"><text:a xlink:type="simple" xlink:href="https://paulinoposada.github.io/web_e/web_e_2425/documents/apunts/unitat_1_ley_ohm/e_apunts_ud_1_1_gs.pdf">1.1 Circuit elèctric</text:a></text:p>
        </text:list-item>
        <text:list-item>
          <text:p text:style-name="P158"><text:a xlink:type="simple" xlink:href="https://paulinoposada.github.io/web_e/web_e_2425/documents/apunts/unitat_1_ley_ohm/e_apunts_ud_1_2_gs.pdf">1.2 Llei d'ohm</text:a></text:p>
        </text:list-item>
        <text:list-item>
          <text:p text:style-name="P158"><text:a xlink:type="simple" xlink:href="https://paulinoposada.github.io/web_e/web_e_2425/documents/apunts/unitat_2_seguridad/e_apunts_ud_2_1_gs.pdf">2 Seguretat</text:a></text:p>
        </text:list-item>
        <text:list-item>
          <text:p text:style-name="P158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59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36"/>
      <text:p text:style-name="P36"/>
      <text:p text:style-name="P3">Di<text:span text:style-name="T3">jous</text:span><text:tab/><text:tab/><text:tab/><text:tab/>2<text:span text:style-name="T3">6</text:span>/09/2<text:span text:style-name="T1">4</text:span></text:p>
      <text:p text:style-name="P27"/>
      <text:p text:style-name="P37">Comentem </text:p>
      <text:list xml:id="list662365122024650928" text:style-name="L2">
        <text:list-item>
          <text:p text:style-name="P160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76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60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50"/>
      <text:p text:style-name="P50"/>
      <text:p text:style-name="P4">Di<text:span text:style-name="T5">vendres</text:span><text:tab/><text:tab/><text:tab/>2<text:span text:style-name="T5">7</text:span>/09/2<text:span text:style-name="T1">4</text:span></text:p>
      <text:p text:style-name="P28"/>
      <text:p text:style-name="P38">Comentem </text:p>
      <text:list xml:id="list225725591927470" text:continue-numbering="true" text:style-name="L2">
        <text:list-item>
          <text:p text:style-name="P161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56"/>
      <text:p text:style-name="P56"/>
      <text:p text:style-name="P56"/>
      <text:p text:style-name="P56"/>
      <text:p text:style-name="P56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28"/>
      <text:p text:style-name="P51">Comentem <text:s/></text:p>
      <text:list xml:id="list225726571872693" text:continue-list="list8082326732263887262" text:style-name="L1">
        <text:list-item>
          <text:p text:style-name="P162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63">Programa de simulació Cade Simu</text:p>
        </text:list-item>
      </text:list>
      <text:p text:style-name="P38"/>
      <text:p text:style-name="P38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28"/>
      <text:p text:style-name="P38">Comentem </text:p>
      <text:list xml:id="list6333330603819811045" text:style-name="L3">
        <text:list-item>
          <text:p text:style-name="P171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77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77">Baixem al taller i comentem connexió font d'alimentació de PC que utilitzarem per les pràctiques de cc.</text:p>
          <text:p text:style-name="P178"><text:s/></text:p>
        </text:list-item>
      </text:list>
      <text:p text:style-name="P51"/>
      <text:p text:style-name="P51"/>
      <text:p text:style-name="P151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28"/>
      <text:p text:style-name="P38">Comentem </text:p>
      <text:list xml:id="list225725321934552" text:continue-numbering="true" text:style-name="L3">
        <text:list-item>
          <text:p text:style-name="P185">Baixem al taller i feim practiques amb circuits pont.</text:p>
        </text:list-item>
      </text:list>
      <text:p text:style-name="P57"/>
      <text:p text:style-name="P57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29"/>
      <text:p text:style-name="P52">Comentem <text:s/></text:p>
      <text:list xml:id="list225726019321483" text:continue-list="list225726571872693" text:style-name="L1">
        <text:list-item>
          <text:p text:style-name="P164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64"/>
        </text:list-item>
      </text:list>
      <text:p text:style-name="P39"/>
      <text:p text:style-name="P39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29"/>
      <text:p text:style-name="P39">Comentem </text:p>
      <text:list xml:id="list7652990899665073544" text:style-name="L4">
        <text:list-item>
          <text:p text:style-name="P186">Comentem pràctica Wheatstone amb dos diodes, corrent per la diagonal en els següents casos: </text:p>
          <text:p text:style-name="P186">cas 1: potenciòmetre a màxima resistència </text:p>
          <text:p text:style-name="P186">cas 2: potenciòmetre a resistència igual a R3</text:p>
          <text:p text:style-name="P186">cas 3: potenciòmetrea a mínima resistència</text:p>
        </text:list-item>
        <text:list-item>
          <text:p text:style-name="P172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86"/>
          <text:p text:style-name="P179"><text:s/></text:p>
        </text:list-item>
      </text:list>
      <text:p text:style-name="P52"/>
      <text:p text:style-name="P52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29"/>
      <text:p text:style-name="P39">Comentem </text:p>
      <text:list xml:id="list225726512533611" text:continue-numbering="true" text:style-name="L4">
        <text:list-item>
          <text:p text:style-name="P172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58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30"/>
      <text:p text:style-name="P53">Comentem <text:s/></text:p>
      <text:list xml:id="list225725683441937" text:continue-list="list225726019321483" text:style-name="L1">
        <text:list-item>
          <text:p text:style-name="P165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65"/>
        </text:list-item>
      </text:list>
      <text:p text:style-name="P40"/>
      <text:p text:style-name="P40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30"/>
      <text:p text:style-name="P40">Comentem </text:p>
      <text:list xml:id="list798537101360026360" text:style-name="L5">
        <text:list-item>
          <text:p text:style-name="P188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188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87"/>
          <text:p text:style-name="P180"><text:s/></text:p>
        </text:list-item>
      </text:list>
      <text:p text:style-name="P53"/>
      <text:p text:style-name="P53"/>
      <text:p text:style-name="P6"/>
      <text:p text:style-name="P152">Di<text:span text:style-name="T5">vendres</text:span><text:tab/><text:tab/><text:tab/><text:span text:style-name="T8">18</text:span>/<text:span text:style-name="T6">10</text:span>/2<text:span text:style-name="T1">4</text:span></text:p>
      <text:p text:style-name="P30"/>
      <text:p text:style-name="P40">Comentem </text:p>
      <text:list xml:id="list225726083105118" text:continue-numbering="true" text:style-name="L5">
        <text:list-item>
          <text:p text:style-name="P191">Comentem <text:a xlink:type="simple" xlink:href="https://paulinoposada.github.io/web_e/web_e_2425/documents/ta.pdf">tasca 5</text:a>.</text:p>
        </text:list-item>
        <text:list-item>
          <text:p text:style-name="P189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61"/>
      <text:p text:style-name="P61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31"/>
      <text:p text:style-name="P54">Comentem <text:s/></text:p>
      <text:list xml:id="list225725378940118" text:continue-list="list225725683441937" text:style-name="L1">
        <text:list-item>
          <text:p text:style-name="P190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66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66"/>
        </text:list-item>
      </text:list>
      <text:p text:style-name="P41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41"/>
      <text:list xml:id="list5551779345217314925" text:style-name="L6">
        <text:list-item>
          <text:p text:style-name="P173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81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19"><text:span text:style-name="T21">Comencem a comentar apartat 1.2 </text:span><text:span text:style-name="T50">La derivada y ejemplos de tensiones variables </text:span><text:span text:style-name="T51">(fins pàg. 13)</text:span></text:p>
      <text:p text:style-name="P121">Comentem exercici 1.2-1</text:p>
      <text:p text:style-name="P120"/>
      <text:p text:style-name="P120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32"/>
      <text:p text:style-name="P55">Comentem <text:s/></text:p>
      <text:list xml:id="list225724902613008" text:continue-list="list225725378940118" text:style-name="L1">
        <text:list-item>
          <text:p text:style-name="P192">Treball autònom 9</text:p>
        </text:list-item>
        <text:list-item>
          <text:p text:style-name="P194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, </text:span><text:span text:style-name="T24">terminem de comentar apartat 1.2 </text:span><text:span text:style-name="T50">La derivada y ejemplos de tensiones variables</text:span></text:p>
        </text:list-item>
        <text:list-item>
          <text:p text:style-name="P167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67"/>
        </text:list-item>
      </text:list>
      <text:p text:style-name="P42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62"/>
      <text:p text:style-name="P62">Lliure triat pel centre</text:p>
      <text:list xml:id="list6343864137622375429" text:style-name="L7">
        <text:list-header>
          <text:p text:style-name="P182"><text:s/></text:p>
        </text:list-header>
      </text:list>
      <text:p text:style-name="P9">Di<text:span text:style-name="T5">vendres</text:span><text:tab/><text:tab/><text:tab/><text:span text:style-name="T52">01</text:span>/<text:span text:style-name="T6">11</text:span>/2<text:span text:style-name="T1">4</text:span></text:p>
      <text:p text:style-name="P9"/>
      <text:p text:style-name="P62">Tots Sants</text:p>
      <text:p text:style-name="P9"/>
      <text:p text:style-name="P130"/>
      <text:p text:style-name="P130"><text:span text:style-name="T27">Di</text:span><text:span text:style-name="T28">mecres</text:span><text:span text:style-name="T27"><text:tab/><text:tab/><text:tab/></text:span><text:span text:style-name="T29">06</text:span><text:span text:style-name="T27">/</text:span><text:span text:style-name="T30">11</text:span><text:span text:style-name="T27">/2</text:span><text:span text:style-name="T31">4</text:span></text:p>
      <text:p text:style-name="P33"/>
      <text:p text:style-name="P63"><text:a xlink:type="simple" xlink:href="https://paulinoposada.github.io/web_e/web_e_2425/documents/examens/241106_ome_map33a_examen_sol.pdf">Examen</text:a></text:p>
      <text:list xml:id="list225726034464156" text:continue-list="list225724902613008" text:style-name="L1">
        <text:list-header>
          <text:p text:style-name="P168"/>
        </text:list-header>
      </text:list>
      <text:p text:style-name="P43"/>
      <text:p text:style-name="P10"/>
      <text:p text:style-name="P153">Di<text:span text:style-name="T3">jous</text:span><text:tab/><text:tab/><text:tab/><text:tab/><text:span text:style-name="T53">07</text:span>/<text:span text:style-name="T6">11</text:span>/2<text:span text:style-name="T1">4</text:span></text:p>
      <text:p text:style-name="P43"/>
      <text:list xml:id="list5978443788782750634" text:style-name="L8">
        <text:list-item>
          <text:p text:style-name="P174"><text:span text:style-name="T53">Comentem solució de l'</text:span><text:a xlink:type="simple" xlink:href="https://paulinoposada.github.io/web_e/web_e_2425/documents/examens/241106_ome_map33a_examen_sol.pdf"><text:span text:style-name="T53">examen</text:span></text:a><text:span text:style-name="T53">.</text:span></text:p>
          <text:p text:style-name="P183"><text:s/></text:p>
        </text:list-item>
      </text:list>
      <text:p text:style-name="P10"/>
      <text:p text:style-name="P10">Di<text:span text:style-name="T5">vendres</text:span><text:tab/><text:tab/><text:tab/><text:span text:style-name="T53">08</text:span>/<text:span text:style-name="T6">11</text:span>/2<text:span text:style-name="T1">4</text:span></text:p>
      <text:p text:style-name="P10"/>
      <text:p text:style-name="P130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. </text:span><text:span text:style-name="T25">Comentem gràfics pàg. 19, comencem apartat 1.3 Capacitat d'un condensador.</text:span></text:p>
      <text:p text:style-name="P131"/>
      <text:p text:style-name="P131"/>
      <text:p text:style-name="P131"><text:span text:style-name="T27">Di</text:span><text:span text:style-name="T28">mecres</text:span><text:span text:style-name="T27"><text:tab/><text:tab/><text:tab/></text:span><text:span text:style-name="T32">13</text:span><text:span text:style-name="T27">/</text:span><text:span text:style-name="T30">11</text:span><text:span text:style-name="T27">/2</text:span><text:span text:style-name="T31">4</text:span></text:p>
      <text:p text:style-name="P34"/>
      <text:p text:style-name="P65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225725836766431" text:continue-list="list225726034464156" text:style-name="L1">
        <text:list-header>
          <text:p text:style-name="P169"/>
        </text:list-header>
      </text:list>
      <text:p text:style-name="P44"/>
      <text:p text:style-name="P11">Di<text:span text:style-name="T3">jous</text:span><text:tab/><text:tab/><text:tab/><text:tab/><text:span text:style-name="T54">14</text:span>/<text:span text:style-name="T6">11</text:span>/2<text:span text:style-name="T1">4</text:span></text:p>
      <text:p text:style-name="P64"/>
      <text:p text:style-name="P64"><text:span text:style-name="T55">Comentat treball </text:span><text:a xlink:type="simple" xlink:href="https://paulinoposada.github.io/web_e/web_e_2425/documents/ta/ta_09.pdf"><text:span text:style-name="T55">autonom 9</text:span></text:a><text:span text:style-name="T55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7">Terminat de comentar l'apartat 1.3 Capacidad de un condensador. </text:p>
      <text:p text:style-name="P68">Comentat apartat 1.4 Conexión serie/paralelo de condensadores</text:p>
      <text:p text:style-name="P69">Comentat apartat 1.5 Condensadores en la práctica</text:p>
      <text:p text:style-name="P69">Començat a comentar l'exercici 1.4-3 pàg. 36</text:p>
      <text:p text:style-name="P68"/>
      <text:list xml:id="list4982330593871352007" text:style-name="L9">
        <text:list-header>
          <text:p text:style-name="P175"/>
          <text:p text:style-name="P184"><text:s/></text:p>
        </text:list-header>
      </text:list>
      <text:p text:style-name="P11">Di<text:span text:style-name="T5">vendres</text:span><text:tab/><text:tab/><text:tab/><text:span text:style-name="T54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3">Comentat exercici <text:span text:style-name="T56">l'exercici 1.4-3 pàg. 36 </text:span>i treball <text:a xlink:type="simple" xlink:href="https://paulinoposada.github.io/web_e/web_e_2425/documents/ta/ta_11.pdf">autònom 11</text:a>.</text:p>
      <text:p text:style-name="P73"/>
      <text:p text:style-name="P73"/>
      <text:p text:style-name="P132"><text:span text:style-name="T27">Di</text:span><text:span text:style-name="T28">mecres</text:span><text:span text:style-name="T27"><text:tab/><text:tab/><text:tab/></text:span><text:span text:style-name="T33">20</text:span><text:span text:style-name="T27">/</text:span><text:span text:style-name="T30">11</text:span><text:span text:style-name="T27">/2</text:span><text:span text:style-name="T31">4</text:span></text:p>
      <text:p text:style-name="P35"/>
      <text:p text:style-name="P78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78"/>
      <text:p text:style-name="P78">Començat amb <text:a xlink:type="simple" xlink:href="https://paulinoposada.github.io/web_e/web_e_2425/documents/apunts/unitat_6_magnetisme/e_apunts_ud_6_gs.pdf">unitat 6</text:a>.</text:p>
      <text:p text:style-name="P78">Comentat apartat 1.1 Imanes permanentes.</text:p>
      <text:p text:style-name="P79">Comentat apartat 1.<text:span text:style-name="T58">2</text:span> <text:span text:style-name="T58">Electromagnetismo</text:span>.</text:p>
      <text:p text:style-name="P66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225726247885488" text:continue-list="list225725836766431" text:style-name="L1">
        <text:list-header>
          <text:p text:style-name="P170"/>
        </text:list-header>
      </text:list>
      <text:p text:style-name="P45"/>
      <text:p text:style-name="P14">Di<text:span text:style-name="T3">jous</text:span><text:tab/><text:tab/><text:tab/><text:tab/><text:span text:style-name="T57">21</text:span>/<text:span text:style-name="T6">11</text:span>/2<text:span text:style-name="T1">4</text:span></text:p>
      <text:p text:style-name="P80"/>
      <text:p text:style-name="P80">Co<text:span text:style-name="T59">ntinuat</text:span> amb <text:a xlink:type="simple" xlink:href="https://paulinoposada.github.io/web_e/web_e_2425/documents/apunts/unitat_6_magnetisme/e_apunts_ud_6_gs.pdf">unitat 6</text:a>.</text:p>
      <text:p text:style-name="P90">Comentat apartat 1.4 Permeabilidad y saturación</text:p>
      <text:p text:style-name="P14"/>
      <text:p text:style-name="P14"/>
      <text:p text:style-name="P14"/>
      <text:p text:style-name="P154">Di<text:span text:style-name="T5">vendres</text:span><text:tab/><text:tab/><text:tab/><text:span text:style-name="T57">22</text:span>/<text:span text:style-name="T6">11</text:span>/2<text:span text:style-name="T1">4</text:span></text:p>
      <text:p text:style-name="P80"/>
      <text:p text:style-name="P80">Co<text:span text:style-name="T59">ntinuat</text:span> amb <text:a xlink:type="simple" xlink:href="https://paulinoposada.github.io/web_e/web_e_2425/documents/apunts/unitat_6_magnetisme/e_apunts_ud_6_gs.pdf">unitat 6</text:a>.</text:p>
      <text:p text:style-name="P90">Comentat apartat 1.4 Permeabilidad y saturación</text:p>
      <text:p text:style-name="P15"/>
      <text:p text:style-name="P74"/>
      <text:p text:style-name="P133"><text:span text:style-name="T27">Di</text:span><text:span text:style-name="T28">mecres</text:span><text:span text:style-name="T27"><text:tab/><text:tab/><text:tab/></text:span><text:span text:style-name="T33">2</text:span><text:span text:style-name="T34">7</text:span><text:span text:style-name="T27">/</text:span><text:span text:style-name="T30">11</text:span><text:span text:style-name="T27">/2</text:span><text:span text:style-name="T31">4</text:span></text:p>
      <text:p text:style-name="P90"/>
      <text:p text:style-name="P90">Preparació examen.</text:p>
      <text:p text:style-name="P59"/>
      <text:p text:style-name="P46"/>
      <text:p text:style-name="P15">Di<text:span text:style-name="T3">jous</text:span><text:tab/><text:tab/><text:tab/><text:tab/><text:span text:style-name="T57">28</text:span>/<text:span text:style-name="T6">11</text:span>/2<text:span text:style-name="T1">4</text:span></text:p>
      <text:p text:style-name="P90"/>
      <text:p text:style-name="P90">Examen</text:p>
      <text:p text:style-name="P70"/>
      <text:p text:style-name="P87"/>
      <text:p text:style-name="P87"/>
      <text:p text:style-name="P15">Di<text:span text:style-name="T5">vendres</text:span><text:tab/><text:tab/><text:tab/><text:span text:style-name="T57">22</text:span>/<text:span text:style-name="T6">11</text:span>/2<text:span text:style-name="T1">4</text:span></text:p>
      <text:p text:style-name="P75"/>
      <text:p text:style-name="P96">Comentem <text:a xlink:type="simple" xlink:href="https://paulinoposada.github.io/web_e/web_e_2425/documents/examens/241128_ome_map33a_examen_sol.pdf">solució examen</text:a></text:p>
      <text:p text:style-name="P74"/>
      <text:p text:style-name="P134"/>
      <text:p text:style-name="P134"><text:span text:style-name="T27">Di</text:span><text:span text:style-name="T28">mecres</text:span><text:span text:style-name="T27"><text:tab/><text:tab/><text:tab/></text:span><text:span text:style-name="T35">04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1"/>
      <text:p text:style-name="P81">Co<text:span text:style-name="T59">ntinuat</text:span> amb <text:a xlink:type="simple" xlink:href="https://paulinoposada.github.io/web_e/web_e_2425/documents/apunts/unitat_6_magnetisme/e_apunts_ud_6_gs.pdf">unitat 6</text:a>.</text:p>
      <text:p text:style-name="P97">Comentem apartat 1.5 Inducción electromagnética</text:p>
      <text:p text:style-name="P97">Comentem apartat 1.6 Inducción mutua</text:p>
      <text:p text:style-name="P97">Comentem els exercicis 1.12-6 i 7</text:p>
      <text:p text:style-name="P60"/>
      <text:p text:style-name="P47"/>
      <text:p text:style-name="P16">Di<text:span text:style-name="T3">jous</text:span><text:tab/><text:tab/><text:tab/><text:tab/><text:span text:style-name="T60">05</text:span>/<text:span text:style-name="T6">12</text:span>/2<text:span text:style-name="T1">4</text:span></text:p>
      <text:p text:style-name="P91"/>
      <text:p text:style-name="P98">Baixem al taller, continuem amb la <text:a xlink:type="simple" xlink:href="https://paulinoposada.github.io/web_e/web_e_2425/documents/practiques/practica_condensador.pdf"><text:span text:style-name="T61">pràctica condensador</text:span></text:a><text:span text:style-name="T61">.</text:span> </text:p>
      <text:p text:style-name="P71"/>
      <text:p text:style-name="P88"/>
      <text:p text:style-name="P88"/>
      <text:p text:style-name="P16">Di<text:span text:style-name="T5">vendres</text:span><text:tab/><text:tab/><text:tab/><text:span text:style-name="T60">06</text:span>/<text:span text:style-name="T6">12</text:span>/2<text:span text:style-name="T1">4</text:span></text:p>
      <text:p text:style-name="P76"/>
      <text:p text:style-name="P98">Festiu</text:p>
      <text:p text:style-name="P135"/>
      <text:p text:style-name="P135"/>
      <text:p text:style-name="P135"><text:span text:style-name="T27">Di</text:span><text:span text:style-name="T28">mecres</text:span><text:span text:style-name="T27"><text:tab/><text:tab/><text:tab/></text:span><text:span text:style-name="T36">11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2"/>
      <text:p text:style-name="P99">Baixa</text:p>
      <text:p text:style-name="P48"/>
      <text:p text:style-name="P17"/>
      <text:p text:style-name="P17">Di<text:span text:style-name="T3">jous</text:span><text:tab/><text:tab/><text:tab/><text:tab/><text:span text:style-name="T62">12</text:span>/<text:span text:style-name="T6">12</text:span>/2<text:span text:style-name="T1">4</text:span></text:p>
      <text:p text:style-name="P92"/>
      <text:p text:style-name="P99">Baixa</text:p>
      <text:p text:style-name="P72"/>
      <text:p text:style-name="P89"/>
      <text:p text:style-name="P17"/>
      <text:p text:style-name="P155">Di<text:span text:style-name="T5">vendres</text:span><text:tab/><text:tab/><text:tab/><text:span text:style-name="T62">13</text:span>/<text:span text:style-name="T6">12</text:span>/2<text:span text:style-name="T1">4</text:span></text:p>
      <text:p text:style-name="P77"/>
      <text:p text:style-name="P99">Baixa</text:p>
      <text:p text:style-name="P77"/>
      <text:p text:style-name="P77"/>
      <text:p text:style-name="P135"><text:span text:style-name="T27">Di</text:span><text:span text:style-name="T28">mecres</text:span><text:span text:style-name="T27"><text:tab/><text:tab/><text:tab/></text:span><text:span text:style-name="T36">1</text:span><text:span text:style-name="T37">8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2"/>
      <text:p text:style-name="P99">Comentem dubtes examen.</text:p>
      <text:p text:style-name="P82">Co<text:span text:style-name="T59">ntinuat</text:span> amb <text:a xlink:type="simple" xlink:href="https://paulinoposada.github.io/web_e/web_e_2425/documents/apunts/unitat_6_magnetisme/e_apunts_ud_6_gs.pdf">unitat 6</text:a>.</text:p>
      <text:p text:style-name="P99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2">19</text:span>/<text:span text:style-name="T6">12</text:span>/2<text:span text:style-name="T1">4</text:span></text:p>
      <text:p text:style-name="P92"/>
      <text:p text:style-name="P99">Examen</text:p>
      <text:p text:style-name="P72"/>
      <text:p text:style-name="P89"/>
      <text:p text:style-name="P136"><text:span text:style-name="T27">Di</text:span><text:span text:style-name="T28">mecres</text:span><text:span text:style-name="T27"><text:tab/><text:tab/><text:tab/></text:span><text:span text:style-name="T38">0</text:span><text:span text:style-name="T37">8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2">Repassem <text:a xlink:type="simple" xlink:href="https://paulinoposada.github.io/web_e/web_e_2425/documents/apunts/unitat_6_magnetisme/e_apunts_ud_6_gs.pdf"><text:span text:style-name="T57">unitat 6</text:span></text:a>.</text:p>
      <text:p text:style-name="P101">Comentem apartat 1.7 Inductores i inductancia</text:p>
      <text:p text:style-name="P93"/>
      <text:p text:style-name="P100"/>
      <text:p text:style-name="P137"><text:span text:style-name="T27">Di</text:span><text:span text:style-name="T39">jous</text:span><text:span text:style-name="T27"><text:tab/><text:tab/><text:tab/><text:tab/></text:span><text:span text:style-name="T38">0</text:span><text:span text:style-name="T39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2"/>
      <text:p text:style-name="P83">Co<text:span text:style-name="T59">ntinuat</text:span> amb <text:a xlink:type="simple" xlink:href="https://paulinoposada.github.io/web_e/web_e_2425/documents/apunts/unitat_6_magnetisme/e_apunts_ud_6_gs.pdf">unitat 6</text:a>.</text:p>
      <text:p text:style-name="P102">Comentem apartat 1.<text:span text:style-name="T63">8</text:span> <text:span text:style-name="T63">Càlcul d'inductors.</text:span></text:p>
      <text:p text:style-name="P94"/>
      <text:p text:style-name="P138"/>
      <text:p text:style-name="P138"><text:span text:style-name="T27">Di</text:span><text:span text:style-name="T40">vendres</text:span><text:span text:style-name="T27"><text:tab/><text:tab/><text:tab/></text:span><text:span text:style-name="T40">1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3"/>
      <text:p text:style-name="P84">Co<text:span text:style-name="T59">ntinuat</text:span> amb <text:a xlink:type="simple" xlink:href="https://paulinoposada.github.io/web_e/web_e_2425/documents/apunts/unitat_6_magnetisme/e_apunts_ud_6_gs.pdf">unitat 6</text:a>.</text:p>
      <text:p text:style-name="P103">Comentem apartat<text:span text:style-name="T64">s</text:span> 1.<text:span text:style-name="T64">9</text:span> <text:span text:style-name="T64">Factors que influeixen en l'inductància, 1.10 Inductors en sèrie i paral·lel i 1.11 Inductors en la pràctica.</text:span></text:p>
      <text:p text:style-name="P103"/>
      <text:p text:style-name="P95"/>
      <text:p text:style-name="P139"><text:span text:style-name="T27">Di</text:span><text:span text:style-name="T28">mecres</text:span><text:span text:style-name="T27"><text:tab/><text:tab/><text:tab/></text:span><text:span text:style-name="T41">15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4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04"/>
      <text:p text:style-name="P21"/>
      <text:p text:style-name="P21">Dijous <text:tab/><text:tab/><text:tab/>16/01/25</text:p>
      <text:p text:style-name="P21"/>
      <text:p text:style-name="P85">Co<text:span text:style-name="T59">ntinuat</text:span> amb <text:a xlink:type="simple" xlink:href="https://paulinoposada.github.io/web_e/web_e_2425/documents/apunts/unitat_6_magnetisme/e_apunts_ud_6_gs.pdf">unitat 6</text:a>.</text:p>
      <text:p text:style-name="P105">Comentem el<text:span text:style-name="T65">s</text:span> exercicis 1.12-1 a 1<text:span text:style-name="T65">2</text:span></text:p>
      <text:p text:style-name="P21"/>
      <text:p text:style-name="P21"/>
      <text:p text:style-name="P22"/>
      <text:p text:style-name="P156">Di<text:span text:style-name="T65">vendres</text:span> <text:tab/><text:tab/><text:tab/>1<text:span text:style-name="T65">7</text:span>/01/25</text:p>
      <text:p text:style-name="P22"/>
      <text:p text:style-name="P86"><text:span text:style-name="T65">Acabat</text:span> amb <text:a xlink:type="simple" xlink:href="https://paulinoposada.github.io/web_e/web_e_2425/documents/apunts/unitat_6_magnetisme/e_apunts_ud_6_gs.pdf">unitat 6</text:a>.</text:p>
      <text:p text:style-name="P106">Comen<text:span text:style-name="T65">tem</text:span> l<text:span text:style-name="T65">'</text:span>exercici 1.12-13</text:p>
      <text:p text:style-name="P106"/>
      <text:p text:style-name="P107">Començat amb la <text:a xlink:type="simple" xlink:href="https://paulinoposada.github.io/web_e/web_e_2425/documents/apunts/unitat_7_ca/e_apunts_ud_7_gs.pdf">unitat 7</text:a> - Corrent altern</text:p>
      <text:p text:style-name="P106">Come<text:span text:style-name="T65">nçam a comentar l'apartat 1, teoria bàsica.</text:span></text:p>
      <text:p text:style-name="P107"/>
      <text:p text:style-name="P107"/>
      <text:p text:style-name="P140"><text:span text:style-name="T27">Di</text:span><text:span text:style-name="T28">mecres</text:span><text:span text:style-name="T27"><text:tab/><text:tab/><text:tab/></text:span><text:span text:style-name="T42">22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40"/>
      <text:p text:style-name="P148"><text:span text:style-name="T38">F</text:span><text:span text:style-name="T27">et l'esquema de la </text:span><text:a xlink:type="simple" xlink:href="https://paulinoposada.github.io/web_e/web_e_2425/documents/practiques/practica_motor_2.pdf"><text:span text:style-name="T27">pràctica motor 2</text:span></text:a><text:span text:style-name="T27"> amb Cade Simu.</text:span></text:p>
      <text:p text:style-name="P111">Comentat el funcionament del circuit.</text:p>
      <text:p text:style-name="P148"><text:span text:style-name="T27">Vist </text:span><text:a xlink:type="simple" xlink:href="https://youtu.be/n0RMqn6cTBE?si=_o_gl0OTpLrHETo3"><text:span text:style-name="T27">vídeo explicatiu del funcionament d'un generador elèctric trifàsic.</text:span></text:a></text:p>
      <text:p text:style-name="P115">Baixat al taller. Comencen a muntar la pràctica motor 2, els grups 1 i 2</text:p>
      <text:p text:style-name="P141"/>
      <text:p text:style-name="P141"/>
      <text:p text:style-name="P141"><text:span text:style-name="T27">Di</text:span><text:span text:style-name="T43">jous</text:span><text:span text:style-name="T27"><text:tab/><text:tab/><text:tab/><text:tab/></text:span><text:span text:style-name="T42">2</text:span><text:span text:style-name="T43">3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41"/>
      <text:p text:style-name="P108"><text:span text:style-name="T66">Continuem amb la </text:span><text:a xlink:type="simple" xlink:href="https://paulinoposada.github.io/web_e/web_e_2425/documents/apunts/unitat_7_ca/e_apunts_ud_7_gs.pdf"><text:span text:style-name="T66">unitat 7</text:span></text:a><text:span text:style-name="T66">.</text:span></text:p>
      <text:p text:style-name="P112"><text:span text:style-name="T67">Terminem de c</text:span>oment<text:span text:style-name="T67">ar</text:span> <text:span text:style-name="T67">l'</text:span>apartat <text:span text:style-name="T67">1 Corrient altern (ca, AC), teoria bàsica.</text:span> </text:p>
      <text:p text:style-name="P107"/>
      <text:p text:style-name="P107"/>
      <text:p text:style-name="P107"/>
      <text:p text:style-name="P142"><text:span text:style-name="T27">Di</text:span><text:span text:style-name="T44">vendres</text:span><text:span text:style-name="T27"><text:tab/><text:tab/><text:tab/></text:span><text:span text:style-name="T42">2</text:span><text:span text:style-name="T44">4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42"/>
      <text:p text:style-name="P109"><text:span text:style-name="T68">Repassat els exercicis 1.12-14 i 1.12-15 de la </text:span><text:a xlink:type="simple" xlink:href="https://paulinoposada.github.io/web_e/web_e_2425/documents/apunts/unitat_6_magnetisme/e_apunts_ud_6_gs.pdf"><text:span text:style-name="T68">unitat 6</text:span></text:a><text:span text:style-name="T68">.</text:span></text:p>
      <text:p text:style-name="P113"/>
      <text:p text:style-name="P113"/>
      <text:p text:style-name="P143"><text:span text:style-name="T27">Di</text:span><text:span text:style-name="T45">mecres</text:span><text:span text:style-name="T27"><text:tab/><text:tab/><text:tab/></text:span><text:span text:style-name="T42">2</text:span><text:span text:style-name="T45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43"/>
      <text:p text:style-name="P149"><text:span text:style-name="T38">C</text:span><text:span text:style-name="T27">omentem dubtes relatius a l'examen de demà.</text:span></text:p>
      <text:p text:style-name="P18"/>
      <text:p text:style-name="P18"/>
      <text:p text:style-name="P144"><text:span text:style-name="T27">D</text:span><text:span text:style-name="T47">ijous</text:span><text:span text:style-name="T27"><text:tab/><text:tab/><text:tab/></text:span><text:span text:style-name="T46">3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50"/>
      <text:p text:style-name="P150"><text:span text:style-name="T46">Feim el primer examen de la segona avaluació</text:span><text:span text:style-name="T27">.</text:span></text:p>
      <text:p text:style-name="P19"/>
      <text:p text:style-name="P19"/>
      <text:p text:style-name="P23">Divendres<text:tab/><text:tab/>31/01/25</text:p>
      <text:p text:style-name="P23"/>
      <text:p text:style-name="P116">Comentem la solució de l'examen.</text:p>
      <text:p text:style-name="P116"/>
      <text:p text:style-name="P116"/>
      <text:p text:style-name="P145"><text:span text:style-name="T27">Di</text:span><text:span text:style-name="T45">mecres</text:span><text:span text:style-name="T27"><text:tab/><text:tab/></text:span><text:span text:style-name="T48">05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45"/>
      <text:p text:style-name="P147"><text:span text:style-name="T26">Feim la practica 1 amb l'</text:span><text:span text:style-name="T20"> </text:span><text:a xlink:type="simple" xlink:href="https://paulinoposada.github.io/web_e/web_e_2425/documents/apunts/arduino/e_apunts_arduino.pdf"><text:span text:style-name="T20">Arduino</text:span></text:a><text:span text:style-name="T20">.</text:span></text:p>
      <text:p text:style-name="P145"/>
      <text:p text:style-name="P145"/>
      <text:p text:style-name="P146"/>
      <text:p text:style-name="P157"><text:span text:style-name="T27">Di</text:span><text:span text:style-name="T49">jous</text:span><text:span text:style-name="T27"><text:tab/><text:tab/><text:tab/></text:span><text:span text:style-name="T48">0</text:span><text:span text:style-name="T49">6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46"/>
      <text:p text:style-name="P110"><text:span text:style-name="T66">Continuem amb la </text:span><text:a xlink:type="simple" xlink:href="https://paulinoposada.github.io/web_e/web_e_2425/documents/apunts/unitat_7_ca/e_apunts_ud_7_gs.pdf"><text:span text:style-name="T66">unitat 7</text:span></text:a><text:span text:style-name="T66">.</text:span></text:p>
      <text:p text:style-name="P114"/>
      <text:p text:style-name="P117">Comentem apartat 1.1 Corriente alterna monofásica </text:p>
      <text:p text:style-name="P117">Comentem apartat 1.1.1 Esquema de principio de un generador de corriente continua</text:p>
      <text:p text:style-name="P114"><text:span text:style-name="T69">Comentem apartat 1.1.2 Inducción de corriente al mover un conductor dentro de un campo magnético</text:span> </text:p>
      <text:p text:style-name="P117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1">vendres</text:span><text:tab/><text:tab/><text:tab/><text:span text:style-name="T70">07</text:span>/<text:span text:style-name="T66">02</text:span>/2<text:span text:style-name="T66">5</text:span></text:p>
      <text:p text:style-name="P114"/>
      <text:p text:style-name="P118">Pràctica <text:span text:style-name="T70"><text:s/></text:span><text:a xlink:type="simple" xlink:href="https://paulinoposada.github.io/web_e/web_e_2425/documents/apunts/arduino/e_apunts_arduino.pdf"><text:span text:style-name="T70">Arduino</text:span></text:a><text:span text:style-name="T70">.</text:span></text:p>
      <text:p text:style-name="P24"><text:span text:style-name="T18">Feim </text:span><text:span text:style-name="T19">l'exercici 1</text:span><text:span text:style-name="T18"> </text:span></text:p>
      <text:p text:style-name="P122">Crea un sketch que encienda secuencialmente 3 LEDs, con una pausa de 1 segundo entre el encendido y apagado. Dibuja el esquema de montaje de los 3 LEDs. </text:p>
      <text:p text:style-name="P123"/>
      <text:p text:style-name="P123"/>
      <text:p text:style-name="P129"><text:span text:style-name="T72">D</text:span>i<text:span text:style-name="T72">mecres</text:span><text:tab/><text:tab/><text:tab/><text:span text:style-name="T72">12</text:span>/<text:span text:style-name="T66">02</text:span>/2<text:span text:style-name="T66">5</text:span></text:p>
      <text:p text:style-name="P129"/>
      <text:p text:style-name="P124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3">magnetisme 1</text:span></text:a> </text:p>
      <text:p text:style-name="P124"/>
      <text:p text:style-name="P124"/>
      <text:p text:style-name="P129"><text:span text:style-name="T72">D</text:span>i<text:span text:style-name="T72">jous</text:span><text:tab/><text:tab/><text:tab/><text:tab/><text:span text:style-name="T72">13</text:span>/<text:span text:style-name="T66">02</text:span>/2<text:span text:style-name="T66">5</text:span></text:p>
      <text:p text:style-name="P129"/>
      <text:p text:style-name="P125"><text:span text:style-name="T66">Continuem amb la </text:span><text:a xlink:type="simple" xlink:href="https://paulinoposada.github.io/web_e/web_e_2425/documents/apunts/unitat_7_ca/e_apunts_ud_7_gs.pdf"><text:span text:style-name="T66">unitat 7</text:span></text:a><text:span text:style-name="T66">.</text:span></text:p>
      <text:p text:style-name="P125"/>
      <text:p text:style-name="P127">Comentem <text:span text:style-name="T72">exercicis 1.1.5-1 a 4.</text:span></text:p>
      <text:p text:style-name="P124"/>
      <text:p text:style-name="P124"/>
      <text:p text:style-name="P146"/>
      <text:p text:style-name="P25">Divendres <text:tab/><text:tab/><text:tab/>14/02/25</text:p>
      <text:p text:style-name="P25"/>
      <text:p text:style-name="P126"><text:span text:style-name="T66">Continuem amb la </text:span><text:a xlink:type="simple" xlink:href="https://paulinoposada.github.io/web_e/web_e_2425/documents/apunts/unitat_7_ca/e_apunts_ud_7_gs.pdf"><text:span text:style-name="T66">unitat 7</text:span></text:a><text:span text:style-name="T66">.</text:span></text:p>
      <text:p text:style-name="P126"/>
      <text:p text:style-name="P128">Comentem l'apartat 1.2.3 Velocitat angular</text:p>
      <text:p text:style-name="P128">Comentem els exercicis 1.2.3-1 i 2.</text:p>
      <text:p text:style-name="P128"/>
      <text:p text:style-name="P128"/>
      <text:p text:style-name="P193">Di<text:span text:style-name="T74">mecres</text:span> <text:tab/><text:tab/><text:tab/>1<text:span text:style-name="T74">9</text:span>/02/25</text:p>
      <text:p text:style-name="P198"/>
      <text:p text:style-name="P197">Pràctica <text:span text:style-name="T70"><text:s/></text:span><text:a xlink:type="simple" xlink:href="https://paulinoposada.github.io/web_e/web_e_2425/documents/apunts/arduino/e_apunts_arduino.pdf"><text:span text:style-name="T70">Arduino</text:span></text:a><text:span text:style-name="T70">.</text:span></text:p>
      <text:p text:style-name="P196">Comentem esquema i muntatge de l'exercici 1 (pàg. 21).</text:p>
      <text:p text:style-name="P196">Muntem la pràctica 2 - LED encès per un polsador.</text:p>
      <text:p text:style-name="P128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2-19T22:57:24.447566896</dc:date>
    <meta:editing-duration>PT5H57M</meta:editing-duration>
    <meta:editing-cycles>109</meta:editing-cycles>
    <meta:document-statistic meta:table-count="0" meta:image-count="0" meta:object-count="0" meta:page-count="8" meta:paragraph-count="207" meta:word-count="1002" meta:character-count="6590" meta:non-whitespace-character-count="5650"/>
  </office:meta>
</office:document-meta>
</file>